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list-style-name="L2">
      <style:text-properties fo:font-style="normal" fo:font-weight="bold" style:font-style-asian="normal" style:font-weight-asian="bold" style:font-style-complex="normal" style:font-weight-complex="bold"/>
    </style:style>
    <style:style style:name="P8" style:family="paragraph" style:parent-style-name="Text_20_body" style:list-style-name="L1">
      <style:text-properties fo:font-style="italic" style:font-style-asian="italic" style:font-style-complex="italic"/>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paragraph-properties fo:margin-left="0cm" fo:margin-right="0cm" fo:text-indent="0.64cm" style:auto-text-indent="fals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P17"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d'introduction à la recherche</text:p>
      <text:p text:style-name="Subtitle">Analyse et migration de pare-feux</text:p>
      <text:p text:style-name="Text_20_body"/>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2">Sommaire</text:p>
          </text:index-title>
          <text:p text:style-name="P13">Remerciements<text:tab/>4</text:p>
          <text:p text:style-name="P13"><text:s/>1 Introduction<text:tab/>5</text:p>
          <text:p text:style-name="P15"><text:s/>1.1 Fonctionnement d'un pare-feu<text:tab/>5</text:p>
          <text:p text:style-name="P15"><text:s/>1.2 Problèmes liés au filtrage<text:tab/>5</text:p>
          <text:p text:style-name="P15"><text:s/>1.3 Problématique des outils de migrations<text:tab/>5</text:p>
          <text:p text:style-name="P13"><text:s/>2 Le projet<text:tab/>6</text:p>
          <text:p text:style-name="P15"><text:s/>2.1 Le sujet du projet<text:tab/>6</text:p>
          <text:p text:style-name="P15"><text:s/>2.2 Les enjeux du projet<text:tab/>6</text:p>
          <text:p text:style-name="P15"><text:s/>2.3 Les outils utilisés<text:tab/>6</text:p>
          <text:p text:style-name="P15"><text:s/>2.4 La structure globale envisagée pour l'application<text:tab/>7</text:p>
          <text:p text:style-name="P13"><text:s/>3 L'outil d'analyse<text:tab/>8</text:p>
          <text:p text:style-name="P15"><text:s/>3.1 Introduction au problème<text:tab/>8</text:p>
          <text:p text:style-name="P15"><text:s/>3.2 Les solutions envisagées<text:tab/>8</text:p>
          <text:p text:style-name="P15"><text:s/>3.3 Les solutions mises en place<text:tab/>9</text:p>
          <text:p text:style-name="P16"><text:s/>3.3.1 La représentation abstraite<text:tab/>9</text:p>
          <text:p text:style-name="P16"><text:s/>3.3.2 L'analyseur<text:tab/>10</text:p>
          <text:p text:style-name="P17"><text:s/>3.3.2.1 Première version de l'analyseur<text:tab/>10</text:p>
          <text:p text:style-name="P17"><text:s/>3.3.2.2 Seconde version de l'analyseur<text:tab/>10</text:p>
          <text:p text:style-name="P15"><text:s/>3.4 Exemples d'analyse<text:tab/>11</text:p>
          <text:p text:style-name="P16"><text:s/>3.4.1 Exemple de conflit<text:tab/>11</text:p>
          <text:p text:style-name="P16"><text:s/>3.4.2 Exemple de redondance<text:tab/>11</text:p>
          <text:p text:style-name="P15"><text:s/>3.5 Les tests effectués<text:tab/>12</text:p>
          <text:p text:style-name="P13"><text:s/>4 L'outil de migration<text:tab/>13</text:p>
          <text:p text:style-name="P15"><text:s/>4.1 Introduction au fonctionnement<text:tab/>13</text:p>
          <text:p text:style-name="P15"><text:s/>4.2 Les solutions mises en place<text:tab/>13</text:p>
          <text:p text:style-name="P16"><text:s/>4.2.1 Les analyseurs syntaxiques (Parsers)<text:tab/>13</text:p>
          <text:p text:style-name="P16"><text:s/>4.2.2 Les convertisseurs d'entrée (Wrappeurs)<text:tab/>13</text:p>
          <text:p text:style-name="P16"><text:s/>4.2.3 Les convertisseurs de sortie (Printers)<text:tab/>13</text:p>
          <text:p text:style-name="P15"><text:s/>4.3 Exemples de migrations<text:tab/>13</text:p>
          <text:p text:style-name="P15"><text:s/>4.4 Les tests effectués<text:tab/>13</text:p>
          <text:p text:style-name="P13"><text:s/>5 Conclusion<text:tab/>14</text:p>
          <text:p text:style-name="P13">Bibliographie<text:tab/>15</text:p>
          <text:p text:style-name="P13">Glossaire<text:tab/>16</text:p>
          <text:p text:style-name="P13">Annexes<text:tab/>17</text:p>
        </text:index-body>
      </text:table-of-content>
      <text:p text:style-name="Text_20_body"/>
      <text:list xml:id="list200118896" text:style-name="Outline">
        <text:list-header>
          <text:h text:style-name="P14" text:outline-level="1" text:is-list-header="true">Remerciements</text:h>
        </text:list-header>
      </text:list>
      <text:p text:style-name="Text_20_body"/>
      <text:p text:style-name="P1">Nous remercions M.Horatio CIRSTEA et M.Pierre-Etienne Moreau pour nous avoir fourni toute l'aide nécessaire et pour nous avoir encadré durant ce projet.</text:p>
      <text:p text:style-name="P1"/>
      <text:list xml:id="list1856827496" text:continue-numbering="true" text:style-name="Outline">
        <text:list-item>
          <text:h text:style-name="P14" text:outline-level="1">Introduction</text:h>
          <text:list>
            <text:list-item>
              <text:h text:style-name="Heading_20_2" text:outline-level="2">Fonctionnement d'un pare-feu</text:h>
            </text:list-item>
          </text:list>
        </text:list-item>
      </text:list>
      <text:p text:style-name="Text_20_body">&lt;&lt;&lt;Filtrage des paquets blah blah blah, utilisation de règles de filtrages, filtrage par port/address, ...&gt;&gt;&gt;</text:p>
      <text:list xml:id="list1658678228" text:continue-numbering="true" text:style-name="Outline">
        <text:list-item>
          <text:list>
            <text:list-item>
              <text:h text:style-name="Heading_20_2" text:outline-level="2">Problèmes liés au filtrage</text:h>
            </text:list-item>
          </text:list>
        </text:list-item>
      </text:list>
      <text:p text:style-name="Text_20_body">&lt;&lt;&lt;problème de conflits entre les rêgles pouvant être plus ou moins complexes (subnet inclus les un dans les autres, ...)&gt;&gt;&gt;</text:p>
      <text:list xml:id="list329490298" text:continue-numbering="true" text:style-name="Outline">
        <text:list-item>
          <text:list>
            <text:list-item>
              <text:h text:style-name="Heading_20_2" text:outline-level="2">Problématique des outils de migrations</text:h>
            </text:list-item>
          </text:list>
        </text:list-item>
      </text:list>
      <text:p text:style-name="Text_20_body">&lt;&lt;&lt;différents firewalls ayant un fonctionnement et une approche du problème du filtrage totalement différente =&gt; difficulté de développer un outil de migration qui satisfasse tous les firewalls&gt;&gt;&gt;</text:p>
      <text:list xml:id="list1495808462" text:continue-numbering="true" text:style-name="Outline">
        <text:list-item>
          <text:h text:style-name="P14" text:outline-level="1">Le projet</text:h>
          <text:list>
            <text:list-item>
              <text:h text:style-name="Heading_20_2" text:outline-level="2">Le sujet du projet</text:h>
            </text:list-item>
          </text:list>
        </text:list-item>
      </text:list>
      <text:p text:style-name="Text_20_body">Le sujet initial du projet était de réaliser un outil permettant d'étudier un ensemble de règles <text:a xlink:type="simple" xlink:href="#def_Iptables"><text:span text:style-name="T1">iptables</text:span></text:a><text:span text:style-name="T7"> pour les synthétiser à plus haut niveau dans une grammaire abstraite en utilisant l'outil </text:span><text:a xlink:type="simple" xlink:href="#def_Tom"><text:span text:style-name="T1">Tom </text:span></text:a>qui permet de réaliser des transformation de façon très simple<text:span text:style-name="T7">. Une fois cette transformation opérée, il s'agissait d'analyser la représentation abstraite pour effectuer des optimisations.</text:span></text:p>
      <text:p text:style-name="Text_20_body"><text:span text:style-name="T7">Nous nous sommes assez vite rendu compte qu'en utilisant l'outil </text:span><text:a xlink:type="simple" xlink:href="#def_Tom"><text:span text:style-name="T1">Tom</text:span></text:a><text:span text:style-name="T7">, il serait aisé de synthétiser des règles d'autres types de pare-feux pour les analyser, l'enjeu étant d'avoir une représentation abstraite assez modulaire pour pouvoir gérer des pare-feux ayant une approche bien différente du filtrage. Il nous fallait ainsi être capable de gérer la synthétisation de règles de plusieurs types de pare-feux.</text:span></text:p>
      <text:p text:style-name="P4">Après discussion avec l'un des principaux intéressé du projet, nous nous sommes rendu compte que l'approche adoptée pour afficher les règles post-analyse était assez proche voir équivalente à celle d'un outil de migration. Notre outil devais désormais être capable de réaliser la migration d'un pare-feu d'un certain type vers un pare-feu d'un autre type.</text:p>
      <text:list xml:id="list2114826034" text:continue-numbering="true" text:style-name="Outline">
        <text:list-item>
          <text:list>
            <text:list-item>
              <text:h text:style-name="Heading_20_2" text:outline-level="2">Les enjeux du projet</text:h>
            </text:list-item>
          </text:list>
        </text:list-item>
      </text:list>
      <text:p text:style-name="Text_20_body">Après avoir recherché des outils du même type, nous nous sommes rendu compte qu'il n'existait que très peu, voir pas, d'outils permettant d'effectuer ce type de migration ainsi que ce type d'analyses sur différents types de pare-feux.</text:p>
      <text:p text:style-name="Text_20_body">Aussi nous nous sommes rendu compte qu'il existait une réelle demande pour un outil de ce type. Bien souvent, faute de trouver un outil permettant de réaliser une analyse ou une migration de façon automatique, les administrateurs systèmes procèdent à la main, ou au vu de la quantité de données à traiter (pouvant aller jusqu'à plusieurs milliers de règles) abandonnaient tout simplement l'idée d'une analyse et repartaient « de zéro » lors d'une migration. Un tel outil peut aussi être relativement pratique et efficace pour l'optimisation, les pare-feux d'entreprise, suite à des modifications « à la volée », se retrouvant souvent à contenir plusieurs milliers de règles très souvent incohérentes pour la plupart.</text:p>
      <text:list xml:id="list877431077" text:continue-numbering="true" text:style-name="Outline">
        <text:list-item>
          <text:list>
            <text:list-item>
              <text:h text:style-name="Heading_20_2" text:outline-level="2">Les outils utilisés</text:h>
            </text:list-item>
          </text:list>
        </text:list-item>
      </text:list>
      <text:p text:style-name="P2">Pour nous permettre d'implémenter les outils de d'analyse et de migration (implémentation qui <text:soft-page-break/>aurait été fastidieuse en <text:a xlink:type="simple" xlink:href="#def_Java">Java</text:a>), nos encadrant de projet nous ont proposé d'utiliser l'outil <text:a xlink:type="simple" xlink:href="#def_Tom"><text:span text:style-name="Index_20_Link"><text:span text:style-name="T2">Tom</text:span></text:span></text:a><text:span text:style-name="T7"> couplé avec d'autres outils plus adaptés aux différentes phases de notre analyse.</text:span></text:p>
      <text:p text:style-name="P2"><text:span text:style-name="T7">Ainsi, nous avons été amenés à utiliser l'outil </text:span><text:a xlink:type="simple" xlink:href="#def_Gom"><text:span text:style-name="T1">Gom</text:span></text:a><text:span text:style-name="T7"> qui permet de créer des structure abstraites de façon assez modulaire et qui permet d'automatiser certaine réécritures de structures.</text:span></text:p>
      <text:p text:style-name="P2"><text:span text:style-name="T7">Nous avons aussi utilisé l'outil </text:span>Antlr<text:span text:style-name="T7"> qui permet d'effectuer une analyse lexicale et syntaxique (avec des possibilités équivalentes à celles de </text:span><text:span text:style-name="T1">Lex</text:span><text:span text:style-name="T7"> et </text:span><text:span text:style-name="T1">Yacc</text:span><text:span text:style-name="T7">), il nous a été utile pour convertir les ensembles de règles en entrée vers une représentation abstraite de ceux-ci.</text:span></text:p>
      <text:p text:style-name="P2"><text:span text:style-name="T7">Ces deux outils couplés avec l'outil </text:span><text:a xlink:type="simple" xlink:href="#def_Tom"><text:span text:style-name="T1">Tom</text:span></text:a><text:span text:style-name="T7"> (se basant sur </text:span><text:a xlink:type="simple" xlink:href="#def_Java">Java</text:a><text:span text:style-name="T7">)</text:span><text:span text:style-name="T1">, </text:span><text:span text:style-name="T7">développé par un de nos encadrant, qui permet d'effectuer des transformations et des traitements sur des données de façon très facile et efficace, nous ont permis de répondre à la problématique proposée de façon très propre, modulaire et maintenable (</text:span><text:a xlink:type="simple" xlink:href="#def_Tom"><text:span text:style-name="T1">Tom</text:span></text:a><text:span text:style-name="T7"> traite des données structurées avec l'outil </text:span><text:a xlink:type="simple" xlink:href="#def_Gom"><text:span text:style-name="T1">Gom</text:span></text:a><text:span text:style-name="T7">).</text:span></text:p>
      <text:p text:style-name="P2"><text:span text:style-name="T7">Nous avons aussi appris à utiliser l'outil </text:span><text:a xlink:type="simple" xlink:href="#def_Ant"><text:span text:style-name="T1">Apache Ant</text:span></text:a><text:span text:style-name="T7"> qui nous a permis de faire fonctionner tous ces outils en parallèle en automatisant la compilation de la même façon que le permet l'outil </text:span><text:span text:style-name="T1">GNU/Make</text:span><text:span text:style-name="T7">.</text:span></text:p>
      <text:list xml:id="list1584822690" text:continue-numbering="true" text:style-name="Outline">
        <text:list-item>
          <text:list>
            <text:list-item>
              <text:h text:style-name="Heading_20_2" text:outline-level="2">La structure globale envisagée pour l'application</text:h>
            </text:list-item>
          </text:list>
        </text:list-item>
      </text:list>
      <text:p text:style-name="Text_20_body"><draw:frame draw:style-name="fr1" draw:name="Object1" text:anchor-type="paragraph" svg:x="1.072cm" svg:y="1.423cm" svg:width="14.871cm" svg:height="10.003cm" draw:z-index="0"><draw:object xlink:href="./Object 1" xlink:type="simple" xlink:show="embed" xlink:actuate="onLoad"/><draw:image xlink:href="./ObjectReplacements/Object 1" xlink:type="simple" xlink:show="embed" xlink:actuate="onLoad"/></draw:frame>Suite au développement de plusieurs versions de l'application, nous somme arrivés à une structure globale qui est la suivante :</text:p>
      <text:list xml:id="list1547625584" text:continue-numbering="true" text:style-name="Outline">
        <text:list-item>
          <text:h text:style-name="P14" text:outline-level="1">L'outil d'analyse</text:h>
          <text:list>
            <text:list-item>
              <text:h text:style-name="Heading_20_2" text:outline-level="2">Introduction au problème</text:h>
            </text:list-item>
          </text:list>
        </text:list-item>
      </text:list>
      <text:p text:style-name="Text_20_body">L'idée étant de réaliser les analyses sur des données abstraites d'une représentation commune à tous les pare-feux, le premier enjeu a été de trouver une représentation qui ne soit pas trop proche d'un pare-feu en particulier et qui soit assez modulaire pour qu'il soit possible d'exporter tous les types de représentations concrètes dans cette représentation.</text:p>
      <text:p text:style-name="Text_20_body">Une fois cette partie terminée, il nous a fallu réfléchir aux différents types d'incohérences et d'optimisations possibles sur un ensemble de règles. Nous avons eu quelques difficultés à trouver tous les types d'incohérences possibles (le principal problème étant d'être certain de les avoir tous traité).</text:p>
      <text:list xml:id="list1756392432" text:continue-numbering="true" text:style-name="Outline">
        <text:list-item>
          <text:list>
            <text:list-item>
              <text:h text:style-name="Heading_20_2" text:outline-level="2">Les solutions envisagées</text:h>
            </text:list-item>
          </text:list>
        </text:list-item>
      </text:list>
      <text:p text:style-name="Text_20_body">Pour la création de la représentation abstraite, nous nous sommes muni d'un ensemble de jeux de règles de plusieurs types de pare-feux bien différents (<text:span text:style-name="T1">iptables</text:span>, <text:span text:style-name="T1">ipfw</text:span>, <text:span text:style-name="T1">packetfilter</text:span>, …) et nous avons essayé de trouver des points qu'ils avaient tous en commun. Nous sommes assez vite arrivés à leur trouver des parties communes, l'idée étant d'arriver à synthétiser les informations dans une structure qui soit aussi adaptée pour l'analyse. Les parties ayant posé le plus de problème ont été la gestion des options et des spécificités de chaque pare-feux, il fallait s'assurer de pouvoir gérer tous les types d'options des pare-feux bien que ceux ci aient tout un jeu d'options bien différentes, le tout étant de garder une structure claire et pratique pour l'analyse.</text:p>
      <text:p text:style-name="Text_20_body">La seconde partie importante de l'analyseur était la détection d'incohérences. Suite à un peu de réflexion personelle, nous étions arrivé à exhiber et à traiter trois types d'incohérences, une de type conflit et deux de type redondance. Pour y arriver nous avons du implémenter des algorithmes capables de détecter l'inclusion d'un <text:span text:style-name="T1">sous-réseau</text:span> dans un autre <text:span text:style-name="T1">sous-réseau </text:span><text:span text:style-name="T7">(en se basant sur leurs adresses respectives)</text:span>. Par la suite, nos encadrants nous ont suggéré de lire une publication<text:note text:id="ftn0" text:note-class="footnote"><text:note-citation>1</text:note-citation><text:note-body><text:p text:style-name="Footnote">« Conflict Classification and Analysis of Distribued Firewall Policies », IEEE Journal, Vol. 23, No. 10, October 2005</text:p></text:note-body></text:note> explicitant un nombre supplémentaire d'incohérences et prouvant leur unicité. Nous nous sommes appuyés sur cette publication pour permettre à notre analyseur de détecter des nouveaux types d'incohérences auquels nous n'avions pas pensés (de type généralisation et corrélation).</text:p>
      <text:list xml:id="list2157364545" text:continue-numbering="true" text:style-name="Outline">
        <text:list-item>
          <text:list>
            <text:list-item>
              <text:h text:style-name="Heading_20_2" text:outline-level="2"><text:soft-page-break/>Les solutions mises en place</text:h>
              <text:list>
                <text:list-item>
                  <text:h text:style-name="Heading_20_3" text:outline-level="3">La représentation abstraite</text:h>
                </text:list-item>
              </text:list>
            </text:list-item>
          </text:list>
        </text:list-item>
      </text:list>
      <text:p text:style-name="Text_20_body">Pour obtenir une représentation abstraite cohérente, nous avons du analyser différents types de pare-feux et établir un certain nombre de point communs. Tous ces pare-feux étant géré à l'aide d'un ensemble de règles ordonnées, qui permettent d'appliquer un type de filtrage sur un trafic particulié, il nous a semblé logique de faire apparaître un type <text:span text:style-name="T12">Règle</text:span> (<text:span text:style-name="T1">Rule</text:span>) dans notre structure abstraite. Il nous a ensuite fallu identifier les parties communes entre les règles des différents types de pare-feux.</text:p>
      <text:p text:style-name="Text_20_body">En ce qui concerne les règles, sommes arrivé à isoler les différentes parties suivantes (la structure complète de la grammaire abstraite est présente en <text:a xlink:type="simple" xlink:href="#annexe1"><text:span text:style-name="T1">Annexe 1</text:span></text:a><text:span text:style-name="T8">) :</text:span></text:p>
      <text:list xml:id="list670670316" text:style-name="L2">
        <text:list-item>
          <text:p text:style-name="P10"><text:span text:style-name="T9">Action </text:span><text:span text:style-name="T10">(</text:span><text:span text:style-name="T3">Action</text:span><text:span text:style-name="T10">)</text:span><text:span text:style-name="T8">: chacun des pare-feux permettait d'effectuer un type d'action donné (Accépter, Rejeter, Archiver) pour la règle.</text:span></text:p>
        </text:list-item>
        <text:list-item>
          <text:p text:style-name="P10"><text:span text:style-name="T9">Interface</text:span><text:span text:style-name="T8"> (</text:span><text:span text:style-name="T2">Iface</text:span><text:span text:style-name="T8">): tous les pare-feux permettaient de spécifier sur quelle interface réseau il fallait appliquer la règle de filtrage.</text:span></text:p>
        </text:list-item>
        <text:list-item>
          <text:p text:style-name="P7"><text:span text:style-name="T13">Protocole </text:span><text:span text:style-name="T14">(</text:span><text:span text:style-name="T3">Protocol</text:span><text:span text:style-name="T14">): tous les pare-feux permettent de donner un protocole à cibler pour le filtrage (le type de protocole diffère en fonction des pare-feux, nous n'avons mis que les protocoles les plus communs).</text:span></text:p>
        </text:list-item>
        <text:list-item>
          <text:p text:style-name="P7"><text:span text:style-name="T13">Cible</text:span><text:span text:style-name="T14"> (</text:span><text:span text:style-name="T3">Target</text:span><text:span text:style-name="T14">): <text:s/>chaque pare-feu permettait de préciser sur quel type de trafic appliquer le filtrage (Entrant, Sortant, Retransmis)</text:span></text:p>
        </text:list-item>
        <text:list-item>
          <text:p text:style-name="P7"><text:span text:style-name="T13">Addresse </text:span><text:span text:style-name="T14">(</text:span><text:span text:style-name="T3">Address</text:span><text:span text:style-name="T14">): chacun des pare-feux permettait de spécifier une adresse (ou un sous-réseau) </text:span><text:span text:style-name="T3">source</text:span><text:span text:style-name="T14"> et et un de </text:span><text:span text:style-name="T3">destination</text:span><text:span text:style-name="T14"> sur lequel appliquer le filtrage. Une adresse étant composée d'un nombre (correspondant à l'adresse entière Ipv4 ou Ipv6) et d'un masque de sous-réseau.</text:span></text:p>
        </text:list-item>
        <text:list-item>
          <text:p text:style-name="P7"><text:span text:style-name="T13">Port</text:span><text:span text:style-name="T14"> (</text:span><text:span text:style-name="T3">Port</text:span><text:span text:style-name="T14">): tous les pare-feux permettaient de spécifier un port (ou un groupe de ports) de </text:span><text:span text:style-name="T3">source</text:span><text:span text:style-name="T14"> et de </text:span><text:span text:style-name="T3">destination</text:span><text:span text:style-name="T14"> spécifique.</text:span></text:p>
        </text:list-item>
      </text:list>
      <text:p text:style-name="P6"><text:span text:style-name="T14">Pour ce qui est des types de paramètres de filtrages non communs à tous les pare-feux (la gestion de l'état d'une connexion par exemple), nous les avons regroupé dans la structure </text:span><text:span text:style-name="T13">Options </text:span><text:span text:style-name="T14">(</text:span><text:span text:style-name="T3">Options</text:span><text:span text:style-name="T14">).</text:span></text:p>
      <text:p text:style-name="P6"><text:span text:style-name="T14">Une politique de filtrage donnée était donc un ensemble de </text:span><text:span text:style-name="T13">Règles </text:span><text:span text:style-name="T14">(</text:span><text:span text:style-name="T3">Rules</text:span><text:span text:style-name="T14">)</text:span><text:span text:style-name="T13"> </text:span><text:span text:style-name="T14">pour lesquelles nous conservions l'ordre.</text:span></text:p>
      <text:list xml:id="list1826504476" text:continue-list="list2157364545" text:style-name="Outline">
        <text:list-item>
          <text:list>
            <text:list-item>
              <text:list>
                <text:list-item>
                  <text:h text:style-name="Heading_20_3" text:outline-level="3"><text:soft-page-break/>L'analyseur</text:h>
                </text:list-item>
              </text:list>
            </text:list-item>
          </text:list>
        </text:list-item>
      </text:list>
      <text:p text:style-name="Text_20_body">Le but de l'analyseur étant de reconnaître et de traiter les incohérences possibles entre les règles de la grammaire abstraite, nous avons du effectuer quelques recherches sur les types d'incohérenecs existant. Le plus grand problème a été de s'assurer que nous prenions bien en compte tous les types d'incohérences. </text:p>
      <text:list xml:id="list987455308" text:continue-numbering="true" text:style-name="Outline">
        <text:list-item>
          <text:list>
            <text:list-item>
              <text:list>
                <text:list-item>
                  <text:list>
                    <text:list-item>
                      <text:h text:style-name="Heading_20_4" text:outline-level="4">Première version de l'analyseur</text:h>
                    </text:list-item>
                  </text:list>
                </text:list-item>
              </text:list>
            </text:list-item>
          </text:list>
        </text:list-item>
      </text:list>
      <text:p text:style-name="Text_20_body">Dans une première partie, nous avions trouvé deux types d'incohérences, des incohérences de types <text:span text:style-name="T1">redondance</text:span> et d'autres de type <text:span text:style-name="T1">conflit</text:span>.</text:p>
      <text:p text:style-name="Text_20_body">Les incohérences de type <text:span text:style-name="T1">conflit</text:span> étaient détectées si deux règles possédant des actions différentes étaient appliquées sur le même trafic (le filtrage est effectif sur les mêmes adresses de provenance et de destination). Nous nous étions dit que ce type d'incohérences pouvait seulement subvenir sur des règles s'appliquant sur mêmes adresses (adresses/sous-réseaux identiques). Les deux règles « Accepter 192.168.0.1 → 192.168.0.2 » et « Refuser 192.168.0.1 → 192.168.0.2 » étaient par exemple détectées comme conflictuelles.</text:p>
      <text:p text:style-name="Text_20_body">Les incohérences de type <text:span text:style-name="T1">redondance</text:span> étaient détectées lorsque une action identique était appliquée sur deux adresses identiques ou deux sous-réseaux imbriqués.[Nous noterons dans la suite de nos exemple les adresses en notation <text:a xlink:type="simple" xlink:href="#def_CIDR">CIDR</text:a> pour plus de lisibilité].Deux sous-réseaux sont dit imbriqués si l'intersection entre les groupes d'adresses leur appartenant est non vide, par exemple, le sous-réseau 192.168.0.0/24 est imbriqué (inclus) dans le sous-réseau 192.168.0.0/16. C'est aussi le cas pour un sous réseau et une adresse particulière, par exemple, 192.168.0.8 est incluse dans le sous-réseau 192.168.0.0/24 (192.168.0.8 peut aussi s'écrire 192.168.0.0/32). Ainsi « Accepter 192.168.0.2 → 192.168.4.0/24 » était détectée comme redondante à la règle « Accepter 192.168.0.0/24 → 192.168.4.0/24 ».</text:p>
      <text:p text:style-name="Text_20_body">Le principal problème de cette première version étant que nous avions oublié de considérer l'ordre de priorité entre les règles.</text:p>
      <text:list xml:id="list385482177" text:continue-numbering="true" text:style-name="Outline">
        <text:list-item>
          <text:list>
            <text:list-item>
              <text:list>
                <text:list-item>
                  <text:list>
                    <text:list-item>
                      <text:h text:style-name="Heading_20_4" text:outline-level="4">Seconde version de l'analyseur</text:h>
                    </text:list-item>
                  </text:list>
                </text:list-item>
              </text:list>
            </text:list-item>
          </text:list>
        </text:list-item>
      </text:list>
      <text:p text:style-name="Text_20_body">Après nous être rendu compte de l'oubli de prise en charge de la priorité entre les règles et après avoir présenté cette première version à nos encadrants, ceux-ci nous ont proposé de lire une <text:soft-page-break/>publication<text:note text:id="ftn1" text:note-class="footnote"><text:note-citation>2</text:note-citation><text:note-body><text:p text:style-name="Footnote">« Conflict Classification and Analysis of Distribued Firewall Policies », IEEE Journal, Vol. 23, No. 10, October 2005</text:p></text:note-body></text:note> exhibant tous les types possibles d'incohérences entre les règles d'un pare-feux. La lecture de cette publication nous a permis de corriger la première version tout en ajoutant la détection de nouvaux types d'incohérences. Les incohérences exhibés dans cette publication sont de quatre types, celles de type <text:span text:style-name="T1">obscursissantes</text:span> (shadowing), de type <text:span text:style-name="T1">redondantes</text:span>, de type <text:span text:style-name="T2">généralisation</text:span> et de type <text:span text:style-name="T1">corrélation</text:span>. La publication démontre aussi leur unicité.</text:p>
      <text:p text:style-name="Text_20_body">Les incohérences de type <text:span text:style-name="T1">obscursissantes</text:span><text:span text:style-name="T7"> s'appliquent aux règles qui ne pourront jamais être atteinte suite à un problème de priorité (une partie de l'ancienne incohérence de type </text:span><text:span text:style-name="T2">conflit</text:span><text:span text:style-name="T7">). C'est le cas si un sous-réseau est inclus dans un autre et que leur action de filtrage est différente, la règle du second sous-réseau inclus n'est jamais atteinte. Supposons deux règles </text:span><text:span text:style-name="T7"><draw:frame draw:style-name="fr2" draw:name="Object7" text:anchor-type="as-char" svg:width="0.97cm" svg:height="0.529cm" draw:z-index="6"><draw:object xlink:href="./Object 7" xlink:type="simple" xlink:show="embed" xlink:actuate="onLoad"/><draw:image xlink:href="./ObjectReplacements/Object 7" xlink:type="simple" xlink:show="embed" xlink:actuate="onLoad"/></draw:frame></text:span><text:span text:style-name="T7">« Accepter le trafic vers 192.168.0.0/16 » et </text:span><text:span text:style-name="T7"><draw:frame draw:style-name="fr2" draw:name="Object8" text:anchor-type="as-char" svg:width="0.97cm" svg:height="0.529cm" draw:z-index="7"><draw:object xlink:href="./Object 8" xlink:type="simple" xlink:show="embed" xlink:actuate="onLoad"/><draw:image xlink:href="./ObjectReplacements/Object 8" xlink:type="simple" xlink:show="embed" xlink:actuate="onLoad"/></draw:frame></text:span><text:span text:style-name="T7">« Refuser le trafic de « 192.168.0.0/24 » avec </text:span><text:span text:style-name="T7"><draw:frame draw:style-name="fr2" draw:name="Object9" text:anchor-type="as-char" svg:width="4.879cm" svg:height="0.531cm" draw:z-index="8"><draw:object xlink:href="./Object 9" xlink:type="simple" xlink:show="embed" xlink:actuate="onLoad"/><draw:image xlink:href="./ObjectReplacements/Object 9" xlink:type="simple" xlink:show="embed" xlink:actuate="onLoad"/></draw:frame></text:span><text:span text:style-name="T7">. Dans ce cas</text:span><text:span text:style-name="T7"><draw:frame draw:style-name="fr2" draw:name="Object10" text:anchor-type="as-char" svg:width="0.626cm" svg:height="0.529cm" draw:z-index="9"><draw:object xlink:href="./Object 10" xlink:type="simple" xlink:show="embed" xlink:actuate="onLoad"/><draw:image xlink:href="./ObjectReplacements/Object 10" xlink:type="simple" xlink:show="embed" xlink:actuate="onLoad"/></draw:frame></text:span><text:span text:style-name="T7">ne pourra jamais être atteinte car le par-feu appliquera systématiquement la règle </text:span><text:span text:style-name="T7"><draw:frame draw:style-name="fr2" draw:name="Object11" text:anchor-type="as-char" svg:width="0.626cm" svg:height="0.529cm" draw:z-index="10"><draw:object xlink:href="./Object 11" xlink:type="simple" xlink:show="embed" xlink:actuate="onLoad"/><draw:image xlink:href="./ObjectReplacements/Object 11" xlink:type="simple" xlink:show="embed" xlink:actuate="onLoad"/></draw:frame></text:span><text:span text:style-name="T7">qui est plus prioritaire. C'est aussi le cas pour deux politiques de filtrage (actions) différentes sur les mêmes adresses. Ainsi si la règle « Accepter le trafic vers 10.0.0.1 » est moins prioritaire que la règle « Refuser le trafic vers 10.0.0.1 », elle ne sera jamais atteinte.</text:span></text:p>
      <text:p text:style-name="Text_20_body">Les incohérences de type <text:span text:style-name="T1">redondantes</text:span><text:span text:style-name="T7"> sont les mêmes que celles que nous avions exhibé dans la première version de l'analyseur. La règle redondante est systématiquement supprimée par l'analyseur.</text:span></text:p>
      <text:p text:style-name="Text_20_body">Les incohérences de type <text:span text:style-name="T2">généralisation</text:span><text:span text:style-name="T8"> se produisent lorsque tout le trafic filtré par une règle est aussi filtré par une règle de priorité moins haute. Ce type d'incohérence à une implication sur la politique de filtrage de laquelle l'utilisateur ne se rend souvent pas compte. Soit deux règles </text:span><text:span text:style-name="T8"><draw:frame draw:style-name="fr2" draw:name="Object12" text:anchor-type="as-char" svg:width="0.97cm" svg:height="0.529cm" draw:z-index="11"><draw:object xlink:href="./Object 12" xlink:type="simple" xlink:show="embed" xlink:actuate="onLoad"/><draw:image xlink:href="./ObjectReplacements/Object 12" xlink:type="simple" xlink:show="embed" xlink:actuate="onLoad"/></draw:frame></text:span><text:span text:style-name="T8">« Refuser le trafic vers 192.168.2.0/24 » et </text:span><text:span text:style-name="T8"><draw:frame draw:style-name="fr2" draw:name="Object13" text:anchor-type="as-char" svg:width="0.97cm" svg:height="0.529cm" draw:z-index="12"><draw:object xlink:href="./Object 13" xlink:type="simple" xlink:show="embed" xlink:actuate="onLoad"/><draw:image xlink:href="./ObjectReplacements/Object 13" xlink:type="simple" xlink:show="embed" xlink:actuate="onLoad"/></draw:frame></text:span><text:span text:style-name="T8">« Accepter le trafic de « 192.168.0.0/16 » avec </text:span><text:span text:style-name="T8"><draw:frame draw:style-name="fr2" draw:name="Object14" text:anchor-type="as-char" svg:width="4.879cm" svg:height="0.531cm" draw:z-index="13"><draw:object xlink:href="./Object 14" xlink:type="simple" xlink:show="embed" xlink:actuate="onLoad"/><draw:image xlink:href="./ObjectReplacements/Object 14" xlink:type="simple" xlink:show="embed" xlink:actuate="onLoad"/></draw:frame></text:span><text:span text:style-name="T8">. L'implication de ces deux règles est que le trafic n'est accepté que sur les adresses de </text:span><text:span text:style-name="T8"><draw:frame draw:style-name="fr2" draw:name="Object15" text:anchor-type="as-char" svg:width="0.626cm" svg:height="0.529cm" draw:z-index="14"><draw:object xlink:href="./Object 15" xlink:type="simple" xlink:show="embed" xlink:actuate="onLoad"/><draw:image xlink:href="./ObjectReplacements/Object 15" xlink:type="simple" xlink:show="embed" xlink:actuate="onLoad"/></draw:frame></text:span><text:span text:style-name="T8">moins leur intersection avec celles de </text:span><text:span text:style-name="T8"><draw:frame draw:style-name="fr2" draw:name="Object16" text:anchor-type="as-char" svg:width="0.626cm" svg:height="0.529cm" draw:z-index="15"><draw:object xlink:href="./Object 16" xlink:type="simple" xlink:show="embed" xlink:actuate="onLoad"/><draw:image xlink:href="./ObjectReplacements/Object 16" xlink:type="simple" xlink:show="embed" xlink:actuate="onLoad"/></draw:frame></text:span><text:span text:style-name="T8">, autrement dit sur les adresses allant de 192.168.0.0 à 192.168.1.255 et celles allant de 192.168.3.0 à 192.168.255.255.</text:span></text:p>
      <text:p text:style-name="Text_20_body">Les incohérences de type <text:span text:style-name="T1">corrélation</text:span><text:span text:style-name="T7"> sont détectées lorsque deux règles ont des actions de filtrage différentes et que leur domaine de filtrage se chevauchent (pas de problèmes de priorité ici. Par exemple, supposons les règles</text:span><text:span text:style-name="T7"><draw:frame draw:style-name="fr2" draw:name="Object17" text:anchor-type="as-char" svg:width="0.97cm" svg:height="0.529cm" draw:z-index="16"><draw:object xlink:href="./Object 17" xlink:type="simple" xlink:show="embed" xlink:actuate="onLoad"/><draw:image xlink:href="./ObjectReplacements/Object 17" xlink:type="simple" xlink:show="embed" xlink:actuate="onLoad"/></draw:frame></text:span><text:span text:style-name="T7">« Accepter le trafic 192.168.2.1 → 192.168.4.0/24 » et </text:span><text:span text:style-name="T7"><draw:frame draw:style-name="fr2" draw:name="Object18" text:anchor-type="as-char" svg:width="0.97cm" svg:height="0.529cm" draw:z-index="17"><draw:object xlink:href="./Object 18" xlink:type="simple" xlink:show="embed" xlink:actuate="onLoad"/><draw:image xlink:href="./ObjectReplacements/Object 18" xlink:type="simple" xlink:show="embed" xlink:actuate="onLoad"/></draw:frame></text:span><text:span text:style-name="T7">« Refuser le trafic 192.168.2.0/24 → 192.168.4.1 ». On remarque que le domaine source de</text:span><text:span text:style-name="T7"><draw:frame draw:style-name="fr2" draw:name="Object19" text:anchor-type="as-char" svg:width="0.626cm" svg:height="0.529cm" draw:z-index="18"><draw:object xlink:href="./Object 19" xlink:type="simple" xlink:show="embed" xlink:actuate="onLoad"/><draw:image xlink:href="./ObjectReplacements/Object 19" xlink:type="simple" xlink:show="embed" xlink:actuate="onLoad"/></draw:frame></text:span><text:span text:style-name="T7">est </text:span><text:soft-page-break/><text:span text:style-name="T7">inclus par celui de</text:span><text:span text:style-name="T7"><draw:frame draw:style-name="fr2" draw:name="Object21" text:anchor-type="as-char" svg:width="0.626cm" svg:height="0.529cm" draw:z-index="20"><draw:object xlink:href="./Object 21" xlink:type="simple" xlink:show="embed" xlink:actuate="onLoad"/><draw:image xlink:href="./ObjectReplacements/Object 21" xlink:type="simple" xlink:show="embed" xlink:actuate="onLoad"/></draw:frame></text:span><text:span text:style-name="T7">et que le domaine de destination de</text:span><text:span text:style-name="T7"><draw:frame draw:style-name="fr2" draw:name="Object22" text:anchor-type="as-char" svg:width="0.626cm" svg:height="0.529cm" draw:z-index="21"><draw:object xlink:href="./Object 22" xlink:type="simple" xlink:show="embed" xlink:actuate="onLoad"/><draw:image xlink:href="./ObjectReplacements/Object 22" xlink:type="simple" xlink:show="embed" xlink:actuate="onLoad"/></draw:frame></text:span><text:span text:style-name="T7">est inclus dans celui de</text:span><text:span text:style-name="T7"><draw:frame draw:style-name="fr2" draw:name="Object20" text:anchor-type="as-char" svg:width="0.626cm" svg:height="0.529cm" draw:z-index="19"><draw:object xlink:href="./Object 20" xlink:type="simple" xlink:show="embed" xlink:actuate="onLoad"/><draw:image xlink:href="./ObjectReplacements/Object 20" xlink:type="simple" xlink:show="embed" xlink:actuate="onLoad"/></draw:frame></text:span><text:span text:style-name="T7">ce qui empèche ces deux règles de représenter une incohérence de type </text:span><text:span text:style-name="T1">redondance</text:span><text:span text:style-name="T7">, </text:span><text:span text:style-name="T1">obscurcissement</text:span><text:span text:style-name="T7"> ou </text:span><text:span text:style-name="T1">généralisation.</text:span><text:span text:style-name="T7"> Cependant nous sommes toujours ici dans le cas d'une incohérence.</text:span></text:p>
      <text:p text:style-name="Text_20_body"><text:span text:style-name="T7">L'incohérence </text:span><text:span text:style-name="T1">obscursissantes</text:span><text:span text:style-name="T7"> est considérée comme une erreur grave, tandis que les trois autres ne sont considérées que comme des erreur bénines et donc nous n'affichons qu'un avertissement lors de la détection de ce type d'incohérences à l'analyse.</text:span></text:p>
      <text:p text:style-name="Text_20_body"><text:span text:style-name="T7">[Pour plus d'information se référer à la publication]</text:span></text:p>
      <text:list xml:id="list1632896888" text:continue-numbering="true" text:style-name="Outline">
        <text:list-item>
          <text:list>
            <text:list-item>
              <text:h text:style-name="Heading_20_2" text:outline-level="2">Exemples d'analyse</text:h>
              <text:list>
                <text:list-item>
                  <text:h text:style-name="Heading_20_3" text:outline-level="3">Exemple de conflit</text:h>
                </text:list-item>
              </text:list>
            </text:list-item>
          </text:list>
        </text:list-item>
      </text:list>
      <text:p text:style-name="Text_20_body">Voici un exemple de l'execution de l'analyseur sur le groupe de règles suivant où les règles « Accépter le trafic de 192.168.0.0/24 » et « Refuser le trafic de 192.168.0.0/24 » sont en conflit:</text:p>
      <text:p text:style-name="Code">Chain INPUT (policy DROP)</text:p>
      <text:p text:style-name="Code">target <text:s text:c="4"/>prot opt source <text:s text:c="14"/>destination</text:p>
      <text:p text:style-name="Code">ACCEPT<text:tab/>tcp <text:s/>-- <text:s/>anywhere<text:tab/><text:tab/> <text:s text:c="5"/>192.168.0.0/24</text:p>
      <text:p text:style-name="Code">DROP<text:tab/><text:tab/><text:tab/>tcp <text:s/>-- <text:s/>anywhere <text:s/><text:tab/><text:tab/>192.168.0.0/24</text:p>
      <text:p text:style-name="Text_20_body">Résultat de l'execution :</text:p>
      <text:p text:style-name="Code">error[shadowing]: </text:p>
      <text:p text:style-name="Code">---</text:p>
      <text:p text:style-name="Code">'ACCEPT <text:s text:c="4"/>tcp <text:s/>-- <text:s/>anywhere <text:s text:c="5"/><text:tab/><text:tab/>192.168.0.0/24' </text:p>
      <text:p text:style-name="Code"><text:tab/>&lt;in conflict with&gt; </text:p>
      <text:p text:style-name="Code">'DROP<text:tab/> <text:s/><text:tab/>tcp <text:s/>-- <text:s/>anywhere <text:tab/><text:tab/>192.168.0.0/24'</text:p>
      <text:p text:style-name="Code">---</text:p>
      <text:p text:style-name="Code">[1] ACCEPT <text:s text:c="4"/>tcp <text:s/>-- <text:s/>anywhere<text:tab/><text:tab/> <text:s text:c="2"/>192.168.0.0/24</text:p>
      <text:p text:style-name="Code">[2] DROP<text:tab/> <text:s text:c="2"/>tcp <text:s/>-- <text:s/>anywhere<text:tab/><text:tab/> <text:s text:c="2"/>192.168.0.0/24</text:p>
      <text:p text:style-name="Code">[0] None</text:p>
      <text:p text:style-name="Code">Which rule do you want to delete [0/1/2] ?</text:p>
      <text:p text:style-name="Text_20_body"/>
      <text:p text:style-name="Text_20_body">L'analyseur a bien détecté le conflit et comme il ne sais pas quelle décision prendre, un dialogue permet à l'utilisateur de choisir laquelle des deux règles supprimer.</text:p>
      <text:list xml:id="list821132775" text:continue-numbering="true" text:style-name="Outline">
        <text:list-item>
          <text:list>
            <text:list-item>
              <text:list>
                <text:list-item>
                  <text:h text:style-name="Heading_20_3" text:outline-level="3">Exemple de redondance</text:h>
                </text:list-item>
              </text:list>
            </text:list-item>
          </text:list>
        </text:list-item>
      </text:list>
      <text:p text:style-name="Text_20_body">Un autre exemple, de redondance cette fois, la règle « Accepter le trafic de 192.168.0.0/24 » travaille sur un sous réseau déjà traité par la règle « Accepter le trafic de 192.168.0.0/16 »:</text:p>
      <text:p text:style-name="Code">Chain INPUT (policy DROP)</text:p>
      <text:p text:style-name="Code">target <text:s text:c="4"/>prot opt source <text:s text:c="14"/>destination</text:p>
      <text:p text:style-name="Code"><text:soft-page-break/>ACCEPT<text:tab/>tcp <text:s/>-- <text:s/>anywhere<text:tab/><text:tab/><text:tab/> 192.168.0.0/24</text:p>
      <text:p text:style-name="Code">ACCEPT<text:tab/>tcp <text:s/>-- <text:s/>anywhere<text:tab/><text:tab/><text:tab/> 192.168.0.0/16</text:p>
      <text:p text:style-name="Text_20_body">Résultat de l'execution:</text:p>
      <text:p text:style-name="Code">warning[redundancy] </text:p>
      <text:p text:style-name="Code">---</text:p>
      <text:p text:style-name="Code">'ACCEPT<text:tab/>tcp <text:s/>-- <text:s/>anywhere <text:s text:c="5"/><text:tab/>192.168.0.0/24'</text:p>
      <text:p text:style-name="Code"><text:tab/>&lt;included in&gt; </text:p>
      <text:p text:style-name="Code">'ACCEPT<text:tab/>tcp <text:s/>-- <text:s/>anywhere <text:s text:c="5"/><text:tab/>192.168.0.0/16'</text:p>
      <text:p text:style-name="Code">---</text:p>
      <text:p text:style-name="Text_20_body">Ici l'analyseur est en mesure de prendre une décision et il supprime « Accepter le trafic de 192.168.0.0/24 » qui est redondante.</text:p>
      <text:list xml:id="list133633016" text:continue-numbering="true" text:style-name="Outline">
        <text:list-item>
          <text:list>
            <text:list-item>
              <text:list>
                <text:list-item>
                  <text:h text:style-name="Heading_20_3" text:outline-level="3">Exemple de conflit lié à la priorité des règles</text:h>
                </text:list-item>
              </text:list>
            </text:list-item>
          </text:list>
        </text:list-item>
      </text:list>
      <text:p text:style-name="Text_20_body">Un dernier exemple, qui concerne deux règles ayant un conflit lié à leur priorité. Supposons deux règles <draw:frame draw:style-name="fr2" draw:name="Object2" text:anchor-type="as-char" svg:width="0.97cm" svg:height="0.529cm" draw:z-index="1"><draw:object xlink:href="./Object 2" xlink:type="simple" xlink:show="embed" xlink:actuate="onLoad"/><draw:image xlink:href="./ObjectReplacements/Object 2" xlink:type="simple" xlink:show="embed" xlink:actuate="onLoad"/></draw:frame>« Accepter le trafic vers 10.0.0.0/16 » et <draw:frame draw:style-name="fr2" draw:name="Object3" text:anchor-type="as-char" svg:width="0.97cm" svg:height="0.529cm" draw:z-index="2"><draw:object xlink:href="./Object 3" xlink:type="simple" xlink:show="embed" xlink:actuate="onLoad"/><draw:image xlink:href="./ObjectReplacements/Object 3" xlink:type="simple" xlink:show="embed" xlink:actuate="onLoad"/></draw:frame>« Refuser le trafic de « 10.0.0.0/24 » avec <draw:frame draw:style-name="fr2" draw:name="Object4" text:anchor-type="as-char" svg:width="4.879cm" svg:height="0.531cm" draw:z-index="3"><draw:object xlink:href="./Object 4" xlink:type="simple" xlink:show="embed" xlink:actuate="onLoad"/><draw:image xlink:href="./ObjectReplacements/Object 4" xlink:type="simple" xlink:show="embed" xlink:actuate="onLoad"/></draw:frame>. C'est une erreur de type <text:span text:style-name="T1">obscurcissement </text:span><text:span text:style-name="T8">(shadowing),</text:span><text:span text:style-name="T7">en effet, </text:span><text:span text:style-name="T7"><draw:frame draw:style-name="fr2" draw:name="Object5" text:anchor-type="as-char" svg:width="0.626cm" svg:height="0.529cm" draw:z-index="4"><draw:object xlink:href="./Object 5" xlink:type="simple" xlink:show="embed" xlink:actuate="onLoad"/><draw:image xlink:href="./ObjectReplacements/Object 5" xlink:type="simple" xlink:show="embed" xlink:actuate="onLoad"/></draw:frame></text:span><text:span text:style-name="T7">ne pourra jamais être atteinte car le par-feu appliquera systématiquement la règle </text:span><text:span text:style-name="T7"><draw:frame draw:style-name="fr2" draw:name="Object6" text:anchor-type="as-char" svg:width="0.626cm" svg:height="0.529cm" draw:z-index="5"><draw:object xlink:href="./Object 6" xlink:type="simple" xlink:show="embed" xlink:actuate="onLoad"/><draw:image xlink:href="./ObjectReplacements/Object 6" xlink:type="simple" xlink:show="embed" xlink:actuate="onLoad"/></draw:frame></text:span><text:span text:style-name="T7">qui est plus prioritaire.</text:span></text:p>
      <text:p text:style-name="Code">Chain INPUT (policy DROP)</text:p>
      <text:p text:style-name="Code">target <text:s text:c="4"/>prot opt source <text:s text:c="14"/>destination</text:p>
      <text:p text:style-name="Code">ACCEPT <text:s text:c="4"/><text:tab/>tcp <text:s/>-- <text:s/>anywhere<text:tab/><text:tab/> 10.0.0.0/16</text:p>
      <text:p text:style-name="Code">DROP<text:tab/><text:tab/><text:tab/>tcp <text:s/>-- <text:s/>anywhere<text:tab/><text:tab/> 10.0.0.0/24</text:p>
      <text:p text:style-name="Text_20_body">Résultat de l'execution:</text:p>
      <text:p text:style-name="Code">error[shadowing]: </text:p>
      <text:p text:style-name="Code">---</text:p>
      <text:p text:style-name="Code">'ACCEPT <text:s text:c="4"/>tcp <text:s/>-- <text:s/>anywhere<text:tab/><text:tab/> 10.0.0.0/16'</text:p>
      <text:p text:style-name="Code"><text:tab/>&lt;shadows&gt; </text:p>
      <text:p text:style-name="Code">'DROP<text:tab/> <text:s text:c="2"/><text:tab/>tcp <text:s/>-- <text:s/>anywhere<text:tab/><text:tab/> 10.0.0.0/24'</text:p>
      <text:p text:style-name="Code">---</text:p>
      <text:p text:style-name="Code">[1] ACCEPT <text:s text:c="4"/>tcp <text:s/>-- <text:s/>anywhere<text:tab/><text:tab/> 10.0.0.0/16</text:p>
      <text:p text:style-name="Code">[2] DROP<text:tab/> <text:s text:c="2"/>tcp <text:s/>-- <text:s/>anywhere<text:tab/><text:tab/> 10.0.0.0/24</text:p>
      <text:p text:style-name="Code">[0] None</text:p>
      <text:p text:style-name="Code">Which rule do you want to delete [0/1/2] ?</text:p>
      <text:p text:style-name="Text_20_body"/>
      <text:p text:style-name="Text_20_body">L'analyseur détecte deux types d'incohérences, dont une conflictuelle pour laquelle il demande à l'utilisateur la décision à prendre.</text:p>
      <text:list xml:id="list1228793774" text:continue-numbering="true" text:style-name="Outline">
        <text:list-item>
          <text:list>
            <text:list-item>
              <text:h text:style-name="Heading_20_2" text:outline-level="2">Les tests effectués</text:h>
            </text:list-item>
          </text:list>
        </text:list-item>
      </text:list>
      <text:p text:style-name="Text_20_body">&lt;&lt;&lt;Exemples donnés dans la publication, conflits d'inclusions, tests sur des exemples de firewalls de chercheurs du loria&gt;&gt;&gt;</text:p>
      <text:p text:style-name="Text_20_body"><text:soft-page-break/></text:p>
      <text:list xml:id="list293951674" text:continue-numbering="true" text:style-name="Outline">
        <text:list-item>
          <text:h text:style-name="P14" text:outline-level="1">L'outil de migration</text:h>
          <text:list>
            <text:list-item>
              <text:h text:style-name="Heading_20_2" text:outline-level="2">Introduction au fonctionnement</text:h>
            </text:list-item>
          </text:list>
        </text:list-item>
      </text:list>
      <text:p text:style-name="Text_20_body">&lt;&lt;&lt;Pour chaque langage de firewall, une grammaire commune =&gt; nécessité d'arriver à cette grammaire : utilisation d'un Parser (pour lire les fichiers d'entrées) puis d'un Wrapper (convertire la grammaire du Parser qui n'a pas la même forme que la grammaire commune). Ensuite, après analyse par l'analyseur, nécessité de ressortir les nouvelles rêgles (dans nimporte quel type de langage de sortie) =&gt; utilisation de Printers pour faire un prettyPrint de la grammaire commune&gt;&gt;&gt;</text:p>
      <text:list xml:id="list132395541" text:continue-numbering="true" text:style-name="Outline">
        <text:list-item>
          <text:list>
            <text:list-item>
              <text:h text:style-name="Heading_20_2" text:outline-level="2">Les solutions mises en place</text:h>
            </text:list-item>
          </text:list>
        </text:list-item>
      </text:list>
      <text:p text:style-name="Text_20_body"/>
      <text:list xml:id="list637328727" text:continue-numbering="true" text:style-name="Outline">
        <text:list-item>
          <text:list>
            <text:list-item>
              <text:list>
                <text:list-item>
                  <text:h text:style-name="Heading_20_3" text:outline-level="3">Les analyseurs syntaxiques (Parsers)</text:h>
                </text:list-item>
              </text:list>
            </text:list-item>
          </text:list>
        </text:list-item>
      </text:list>
      <text:p text:style-name="Text_20_body">&lt;&lt;&lt;Utilisation d'Antlr + Gom + Tom : GomAntlrAdapter, TomAntlrAdapter. Fichier d'entrée converti dans une grammaire qui est proche de sa structure =&gt; construction de la grammaire aisée&gt;&gt;&gt;</text:p>
      <text:list xml:id="list281837782" text:continue-numbering="true" text:style-name="Outline">
        <text:list-item>
          <text:list>
            <text:list-item>
              <text:list>
                <text:list-item>
                  <text:h text:style-name="Heading_20_3" text:outline-level="3">Les convertisseurs d'entrée (Wrappeurs)</text:h>
                </text:list-item>
              </text:list>
            </text:list-item>
          </text:list>
        </text:list-item>
      </text:list>
      <text:p text:style-name="Text_20_body">&lt;&lt;&lt;Utilisation de Tom et de methodes récursives. Converti les grammaires d'entrées dans la structure de la grammaire commune&gt;&gt;&gt;</text:p>
      <text:list xml:id="list1476951133" text:continue-numbering="true" text:style-name="Outline">
        <text:list-item>
          <text:list>
            <text:list-item>
              <text:list>
                <text:list-item>
                  <text:h text:style-name="Heading_20_3" text:outline-level="3">Les convertisseurs de sortie (Printers)</text:h>
                </text:list-item>
              </text:list>
            </text:list-item>
          </text:list>
        </text:list-item>
      </text:list>
      <text:p text:style-name="Text_20_body">&lt;&lt;&lt;Utilisation de Tom. PrettyPrint de la grammaire commune dans le langage de sortie désiré&gt;&gt;&gt;</text:p>
      <text:list xml:id="list683753233" text:continue-numbering="true" text:style-name="Outline">
        <text:list-item>
          <text:list>
            <text:list-item>
              <text:h text:style-name="Heading_20_2" text:outline-level="2">Exemples de migrations</text:h>
            </text:list-item>
          </text:list>
        </text:list-item>
      </text:list>
      <text:p text:style-name="Text_20_body"/>
      <text:list xml:id="list1859565596" text:continue-numbering="true" text:style-name="Outline">
        <text:list-item>
          <text:list>
            <text:list-item>
              <text:h text:style-name="Heading_20_2" text:outline-level="2">Les tests effectués</text:h>
            </text:list-item>
          </text:list>
        </text:list-item>
      </text:list>
      <text:p text:style-name="Text_20_body">&lt;&lt;&lt;Parsing d'un ensemble de rêgles non conflictuel en entrée, vérification qu'on a bien le même en sortie =&gt; identité. Comparaison de deux grammaires communes résultant du parsing de deux langage d'entrée différents sur un groupe de rêgles supposé équivalent&gt;&gt;&gt;</text:p>
      <text:p text:style-name="Text_20_body"/>
      <text:list xml:id="list371475925" text:continue-numbering="true" text:style-name="Outline">
        <text:list-item>
          <text:h text:style-name="P14" text:outline-level="1">Conclusion</text:h>
        </text:list-item>
      </text:list>
      <text:p text:style-name="Text_20_body">&lt;&lt;&lt;Apris à se servir de nouveaux outils. Content de voir que le projet va être utilisé par quelqu'un et que l'enjeux est important. Poursuite du développement de l'application&gt;&gt;&gt;</text:p>
      <text:p text:style-name="Text_20_body"/>
      <text:list xml:id="list360564836" text:continue-numbering="true" text:style-name="Outline">
        <text:list-header>
          <text:h text:style-name="P14" text:outline-level="1" text:is-list-header="true">Bibliographie</text:h>
        </text:list-header>
      </text:list>
      <text:list xml:id="list1959923972" text:style-name="L1">
        <text:list-item>
          <text:p text:style-name="P8">Tom's Documentation<text:span text:style-name="T7">, 2009, </text:span><text:a xlink:type="simple" xlink:href="http://tom.loria.fr/wiki/index.php5/Documentation">http://tom.loria.fr/wiki/index.php5/Documentation</text:a></text:p>
        </text:list-item>
        <text:list-item>
          <text:p text:style-name="P8"><text:span text:style-name="T7">Terence Parr, </text:span>The definitive ANTLR Reference<text:span text:style-name="T7">, 2005</text:span></text:p>
        </text:list-item>
        <text:list-item>
          <text:p text:style-name="P5">Ehab Al-Shaer, Hazem Hamed, Raouf Boutaba, Masum Hasan, <text:span text:style-name="T1">Conflict Classification and Analysis of Distributed Firewall Policies</text:span>, IEEE Journal Vol. 23 No. 10, 2005</text:p>
        </text:list-item>
        <text:list-item>
          <text:p text:style-name="P5">Herve Eychenne, <text:span text:style-name="T1">Iptables GNU/Linux manual</text:span>, 2009</text:p>
        </text:list-item>
        <text:list-item>
          <text:p text:style-name="P8">Packet Filter FAQ<text:span text:style-name="T7">, 2009, </text:span><text:a xlink:type="simple" xlink:href="http://www.openbsd.org/faq/pf/index.html">http://www.openbsd.org/faq/pf/index.html</text:a></text:p>
        </text:list-item>
        <text:list-item>
          <text:p text:style-name="P9"><text:span text:style-name="T7">Joseph J. Barbish,</text:span><text:span text:style-name="T1"> FreeBSD Handbook</text:span><text:span text:style-name="T8">,2009, </text:span><text:a xlink:type="simple" xlink:href="http://www.freebsd.org/doc/en_US.ISO8859-1/books/handbook/firewalls.html">http://www.freebsd.org/doc/en_US.ISO8859-1/books/handbook/firewalls.html</text:a></text:p>
        </text:list-item>
        <text:list-item>
          <text:p text:style-name="P9"><text:span text:style-name="T2">IPFW HOWTO</text:span><text:span text:style-name="T8">, 2009, </text:span><text:a xlink:type="simple" xlink:href="http://www.freebsd-howto.com/HOWTO/Ipfw-HOWTO">http://www.freebsd-howto.com/HOWTO/Ipfw-HOWTO</text:a></text:p>
        </text:list-item>
        <text:list-item>
          <text:p text:style-name="P9"><text:span text:style-name="T2">IPFW MaxOSX 13 manual</text:span><text:span text:style-name="T8">, 2007</text:span></text:p>
        </text:list-item>
        <text:list-item>
          <text:p text:style-name="P9"><text:span text:style-name="T2">Wikipedia Firewall article</text:span><text:span text:style-name="T8">, 2009, </text:span><text:a xlink:type="simple" xlink:href="http://en.wikipedia.org/wiki/Firewall">http://en.wikipedia.org/wiki/Firewall</text:a></text:p>
        </text:list-item>
        <text:list-item>
          <text:p text:style-name="P9"><text:span text:style-name="T2">Apache Ant user manual</text:span><text:span text:style-name="T8">, 2009, http://ant.apache.org/manual/index.html</text:span></text:p>
        </text:list-item>
      </text:list>
      <text:p text:style-name="Text_20_body"><text:span text:style-name="T8"/></text:p>
      <text:list xml:id="list1371965636" text:continue-list="list360564836" text:style-name="Outline">
        <text:list-header>
          <text:h text:style-name="P14" text:outline-level="1" text:is-list-header="true">Glossaire</text:h>
        </text:list-header>
      </text:list>
      <text:p text:style-name="P11"><text:bookmark-start text:name="def_Iptables"/><text:span text:style-name="T5">Iptables</text:span><text:bookmark-end text:name="def_Iptables"/><text:span text:style-name="T7">: Outil permettant de paramètrer (ajout, modification de règles) le pare-feu de </text:span>GNU/Linux<text:span text:style-name="T7"> (</text:span>Netfilter<text:span text:style-name="T7">).</text:span></text:p>
      <text:p text:style-name="P11"><text:bookmark-start text:name="def_Java"/><text:span text:style-name="T5">Java</text:span><text:bookmark-end text:name="def_Java"/>: Langage de programmation orienté objet réalisé par la société <text:span text:style-name="T1">Oracle/Sun</text:span><text:span text:style-name="T7">.</text:span></text:p>
      <text:p text:style-name="Text_20_body"><text:bookmark-start text:name="def_Tom"/><text:span text:style-name="T5">Tom</text:span><text:bookmark-end text:name="def_Tom"/>: Outil développé initialement par Pierre-Etienne Moraux permettant d'effectuer des transformation sur des données de façon très aisée et efficace.</text:p>
      <text:p text:style-name="Text_20_body"><text:bookmark-start text:name="def_Gom"/><text:span text:style-name="T5">Gom</text:span><text:bookmark-end text:name="def_Gom"/>: Outil permettant de créer les structures de données abstraites traitées avec <text:span text:style-name="T1">Tom</text:span></text:p>
      <text:p text:style-name="Text_20_body"><text:bookmark-start text:name="def_Ant"/><text:span text:style-name="T5">Apache Ant</text:span><text:bookmark-end text:name="def_Ant"/><text:span text:style-name="T8">: Outil permettant l'automatisation de la construction de projets (</text:span><text:span text:style-name="T2">Java</text:span><text:span text:style-name="T8"> principalement)</text:span></text:p>
      <text:p text:style-name="Text_20_body"><text:bookmark-start text:name="def_CIDR"/><text:span text:style-name="T4">Notation CIDR</text:span><text:bookmark-end text:name="def_CIDR"/><text:span text:style-name="T8">: La notation CIDR d'une adresse IP permet d'abréger la notation classique « Adresse Ip + Masque de sous-réseaux » pour décrire un sous réseau. Par exemple l'adressage du réseau <text:s/>« 192.168.2.0 + masque:255.255.255.0 » s'écrit « 192.168.0.0/24 » en notation CIDR et cible les machines ayant des adresses variant entre 192.168.2.0 à 192.168.2.255.</text:span></text:p>
      <text:list xml:id="list1294339806" text:continue-numbering="true" text:style-name="Outline">
        <text:list-header>
          <text:h text:style-name="P14" text:outline-level="1" text:is-list-header="true">Annexes</text:h>
        </text:list-header>
      </text:list>
      <text:p text:style-name="Text_20_body"><text:bookmark-start text:name="annexe1"/><text:span text:style-name="T1">Annexe 1</text:span><text:bookmark-end text:name="annexe1"/>: Structure de la représentation abstraite (<text:span text:style-name="T1">Gom</text:span>)</text:p>
      <text:p text:style-name="Code">module iptables.Analyser</text:p>
      <text:p text:style-name="Code">imports boolean int long String</text:p>
      <text:p text:style-name="Code">abstract syntax</text:p>
      <text:p text:style-name="Code"></text:p>
      <text:p text:style-name="Code"><text:tab/>Rules = Rules(Rule*)</text:p>
      <text:p text:style-name="Code"><text:tab/><text:tab/>| RulesL(r:Rule,rs:Rules)</text:p>
      <text:p text:style-name="Code"><text:tab/><text:tab/>| RulesR(rs:Rules,r:Rule)</text:p>
      <text:p text:style-name="Code"><text:tab/><text:tab/>| RulesA(rsl:Rules,rsr:Rules)</text:p>
      <text:p text:style-name="Code"></text:p>
      <text:p text:style-name="Code"><text:tab/>Rule = Rule(</text:p>
      <text:p text:style-name="Code"><text:tab/><text:tab/><text:tab/>action:Action,</text:p>
      <text:p text:style-name="Code"><text:tab/><text:tab/><text:tab/>iface:Iface,</text:p>
      <text:p text:style-name="Code"><text:tab/><text:tab/><text:tab/>proto:Protocol,</text:p>
      <text:p text:style-name="Code"><text:tab/><text:tab/><text:tab/>target:Target,</text:p>
      <text:p text:style-name="Code"><text:tab/><text:tab/><text:tab/>srcAddr:Address,</text:p>
      <text:p text:style-name="Code"><text:tab/><text:tab/><text:tab/>destAddr:Address,</text:p>
      <text:p text:style-name="Code"><text:tab/><text:tab/><text:tab/>srcPort:Port,</text:p>
      <text:p text:style-name="Code"><text:tab/><text:tab/><text:tab/>destPort:Port,</text:p>
      <text:p text:style-name="Code"><text:tab/><text:tab/><text:tab/>opts:Options,</text:p>
      <text:p text:style-name="Code"><text:tab/><text:tab/><text:tab/>input:String)</text:p>
      <text:p text:style-name="Code"></text:p>
      <text:p text:style-name="Code"><text:tab/>Action =</text:p>
      <text:p text:style-name="Code"><text:tab/><text:tab/>Accept()</text:p>
      <text:p text:style-name="Code"><text:tab/><text:tab/>| Drop() /* do not process the packet */</text:p>
      <text:p text:style-name="Code"><text:tab/><text:tab/>| Reject() /* drop then send an error message to the sender */</text:p>
      <text:p text:style-name="Code"><text:tab/><text:tab/>| Log()</text:p>
      <text:p text:style-name="Code"></text:p>
      <text:p text:style-name="Code"><text:tab/>/* The network interface */</text:p>
      <text:p text:style-name="Code"><text:tab/>Iface =</text:p>
      <text:p text:style-name="Code"><text:tab/><text:tab/>IfaceAny()</text:p>
      <text:p text:style-name="Code"><text:tab/><text:tab/>| Iface(name:String)</text:p>
      <text:p text:style-name="Code"></text:p>
      <text:p text:style-name="Code"><text:tab/>Protocol =</text:p>
      <text:p text:style-name="Code"><text:tab/><text:tab/>ProtoAny()</text:p>
      <text:p text:style-name="Code"><text:tab/><text:tab/>| TCP()</text:p>
      <text:p text:style-name="Code"><text:tab/><text:tab/>| UDP()</text:p>
      <text:p text:style-name="Code"><text:tab/><text:tab/>| IPv4()</text:p>
      <text:p text:style-name="Code"><text:tab/><text:tab/>| IPv6()</text:p>
      <text:p text:style-name="Code"><text:tab/><text:tab/>| ICMP()</text:p>
      <text:p text:style-name="Code"><text:tab/><text:tab/>| ARP()</text:p>
      <text:p text:style-name="Code"><text:tab/><text:tab/>| RIP()</text:p>
      <text:p text:style-name="Code"><text:tab/><text:tab/>| Ethernet()</text:p>
      <text:p text:style-name="Code"></text:p>
      <text:p text:style-name="Code"><text:tab/>Target =</text:p>
      <text:p text:style-name="Code"><text:tab/><text:tab/>In()</text:p>
      <text:p text:style-name="Code"><text:tab/><text:tab/>| Out()</text:p>
      <text:p text:style-name="Code"><text:tab/><text:tab/>| Forward()</text:p>
      <text:p text:style-name="Code"></text:p>
      <text:p text:style-name="Code"><text:tab/>Address =</text:p>
      <text:p text:style-name="Code"><text:tab/><text:tab/>AddrAny()</text:p>
      <text:p text:style-name="Code"><text:soft-page-break/><text:tab/><text:tab/>| Addr4(ip:int,smask:int, str:String)</text:p>
      <text:p text:style-name="Code"><text:tab/><text:tab/>/* Only need a subnetmask for the network prefix in IPv6 */</text:p>
      <text:p text:style-name="Code"><text:tab/><text:tab/>| Addr6(ipnet:long,iphost:long,snetmask:long, str:String)</text:p>
      <text:p text:style-name="Code"></text:p>
      <text:p text:style-name="Code"><text:tab/>Port =</text:p>
      <text:p text:style-name="Code"><text:tab/><text:tab/>PortAny()</text:p>
      <text:p text:style-name="Code"><text:tab/><text:tab/>| Port(number:int)</text:p>
      <text:p text:style-name="Code"></text:p>
      <text:p text:style-name="Code"></text:p>
      <text:p text:style-name="Code"><text:tab/>Options = </text:p>
      <text:p text:style-name="Code"><text:tab/><text:tab/>NoOpt()</text:p>
      <text:p text:style-name="Code"><text:tab/><text:tab/>| Opt(global:GlobalOptions, proto:ProtocolOptions, states:States)</text:p>
      <text:p text:style-name="Code"></text:p>
      <text:p text:style-name="Code"><text:tab/>/* Global options */</text:p>
      <text:p text:style-name="Code"><text:tab/>GlobalOptions = GlobalOpts(GlobalOption*)</text:p>
      <text:p text:style-name="Code"></text:p>
      <text:p text:style-name="Code"><text:tab/>GlobalOption =</text:p>
      <text:p text:style-name="Code"><text:tab/><text:tab/>NoGlobalOpt()</text:p>
      <text:p text:style-name="Code"><text:tab/><text:tab/>| LogLevel(level:int)</text:p>
      <text:p text:style-name="Code"></text:p>
      <text:p text:style-name="Code"><text:tab/>/* Protocol options */</text:p>
      <text:p text:style-name="Code"><text:tab/>ProtocolOptions = ProtoOpts(ProtocolOption*)</text:p>
      <text:p text:style-name="Code"></text:p>
      <text:p text:style-name="Code"><text:tab/>/* &gt;&gt;&gt; TODO: split by protocol */</text:p>
      <text:p text:style-name="Code"><text:tab/>ProtocolOption =</text:p>
      <text:p text:style-name="Code"><text:tab/><text:tab/>NoProtoOpt()</text:p>
      <text:p text:style-name="Code"><text:tab/><text:tab/>| ICMPxType(id:int)</text:p>
      <text:p text:style-name="Code"><text:tab/><text:tab/>| ICMPxTTLZero()</text:p>
      <text:p text:style-name="Code"><text:tab/><text:tab/>| ICMPxDestinationUnreachable()</text:p>
      <text:p text:style-name="Code"><text:tab/><text:tab/>| TCPxSyn(val:boolean)</text:p>
      <text:p text:style-name="Code"><text:tab/><text:tab/>| TCPxAck(val:boolean)</text:p>
      <text:p text:style-name="Code"></text:p>
      <text:p text:style-name="Code"><text:tab/>/* Packet state options */</text:p>
      <text:p text:style-name="Code"><text:tab/>States = States(State*)</text:p>
      <text:p text:style-name="Code"></text:p>
      <text:p text:style-name="Code"><text:tab/>State =</text:p>
      <text:p text:style-name="Code"><text:tab/><text:tab/>StateAny()</text:p>
      <text:p text:style-name="Code"><text:tab/><text:tab/>| New()</text:p>
      <text:p text:style-name="Code"><text:tab/><text:tab/>| Related() /* New connection associated with an existing one */</text:p>
      <text:p text:style-name="Code"><text:tab/><text:tab/>| Established() /* packets was seen in both directions */</text:p>
      <text:p text:style-name="Code"><text:tab/><text:tab/>| Invalid() /* packets associated with no known connection */</text:p>
      <text:p text:style-name="Code"></text:p>
      <text:p text:style-name="Code">module Analyser:rules() {</text:p>
      <text:p text:style-name="Code"><text:tab/>RulesL(r@Rule(_,_,_,_,_,_,_,_,_,_),rs@Rules(R*)) -&gt; Rules(r,R*)</text:p>
      <text:p text:style-name="Code"><text:tab/>RulesR(rs@Rules(R*),r@Rule(_,_,_,_,_,_,_,_,_,_)) -&gt; Rules(r,R*)</text:p>
      <text:p text:style-name="Code"><text:tab/>RulesA(rsl@Rules(L*),rsr@Rules(R*)) -&gt; Rules(L*,R*)</text:p>
      <text:p text:style-name="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ja" style:country-asian="JP"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64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losary" style:family="paragraph" style:parent-style-name="Contents_20_5"/>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de" style:family="paragraph" style:class="text" style:master-page-name="">
      <style:paragraph-properties fo:margin-left="1.9cm" fo:margin-right="1.9cm" fo:text-indent="0cm" style:auto-text-indent="false" style:page-number="auto" fo:background-color="#c0c0c0">
        <style:tab-stops/>
        <style:background-image/>
      </style:paragraph-properties>
      <style:text-properties fo:color="#000000" style:font-name="Liberation Mono" fo:font-size="10pt" style:font-size-asian="10.5pt"/>
    </style:style>
    <style:style style:name="Heading_20_4" style:display-name="Heading 4" style:family="paragraph" style:parent-style-name="Heading_20_3" style:next-style-name="Text_20_body" style:list-style-name="Outline"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333366" fo:language="zxx" fo:country="none" fo:font-style="italic"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Cédric Lejault, Luc Sarzyniec – ESIAL 2009<text:tab/></text:span><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7T00:08:19</meta:creation-date>
    <dc:date>2009-05-19T21:06:28</dc:date>
    <meta:editing-duration>PT68H57M12S</meta:editing-duration>
    <meta:editing-cycles>98</meta:editing-cycles>
    <meta:generator>OpenOffice.org/3.0$Linux OpenOffice.org_project/300m15$Build-9379</meta:generator>
    <meta:document-statistic meta:table-count="0" meta:image-count="0" meta:object-count="22" meta:page-count="20" meta:paragraph-count="284" meta:word-count="3446" meta:character-count="2346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94bd5e" draw:textarea-horizontal-align="justify" draw:textarea-vertical-align="middle" draw:auto-grow-height="false"/>
      <style:paragraph-properties style:writing-mode="tb-rl"/>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45cm"/>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text-properties fo:font-size="10.5pt" fo:font-style="italic" style:font-size-asian="10.5pt" style:font-style-asian="italic" style:font-size-complex="10.5pt" style:font-style-complex="italic"/>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fo:font-style="italic" style:font-size-asian="10.5pt" style:font-style-asian="italic" style:font-size-complex="10.5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2cm" svg:height="2.54cm" svg:x="2.905cm" svg:y="7.985cm">
          <text:p text:style-name="P1">Output</text:p>
          <draw:enhanced-geometry svg:viewBox="0 0 21600 21600" draw:type="rectangle" draw:enhanced-path="M 0 0 L 21600 0 21600 21600 0 21600 0 0 Z N"/>
        </draw:custom-shape>
        <draw:custom-shape draw:style-name="gr1" draw:text-style-name="P1" draw:layer="layout" svg:width="7.82cm" svg:height="2.54cm" svg:x="2.905cm" svg:y="5.145cm">
          <text:p text:style-name="P1"><text:span text:style-name="T1">Analys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7.82cm" svg:height="3.51cm" svg:x="2.905cm" svg:y="1.3cm">
          <text:p text:style-name="P1"><text:span text:style-name="T1">Parsing</text:span></text:p>
          <draw:enhanced-geometry svg:viewBox="0 0 21600 21600" draw:type="rectangle" draw:enhanced-path="M 0 0 L 21600 0 21600 21600 0 21600 0 0 Z N"/>
        </draw:custom-shape>
        <draw:custom-shape draw:style-name="gr2" draw:text-style-name="P2" draw:id="id1" draw:layer="layout" svg:width="5.08cm" svg:height="0.635cm" svg:x="4.81cm" svg:y="2.705cm">
          <text:p text:style-name="P2"><text:span text:style-name="T2">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2" draw:layer="layout" svg:width="5.08cm" svg:height="0.635cm" svg:x="4.81cm" svg:y="3.775cm">
          <text:p text:style-name="P3"><text:span text:style-name="T2">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5.08cm" svg:height="0.635cm" svg:x="4.81cm" svg:y="6.715cm">
          <text:p text:style-name="P3"><text:span text:style-name="T2">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5.08cm" svg:height="0.635cm" svg:x="4.81cm" svg:y="8.285cm">
          <text:p text:style-name="P3"><text:span text:style-name="T2">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3.34cm" svg:x2="7.35cm" svg:y2="3.775cm" draw:start-shape="id1" draw:start-glue-point="2" draw:end-shape="id2" draw:end-glue-point="0" svg:d="m7350 3340v435">
          <text:p/>
        </draw:connector>
        <draw:custom-shape draw:style-name="gr4" draw:text-style-name="P2" draw:id="id3" draw:layer="layout" svg:width="5.08cm" svg:height="0.635cm" svg:x="4.81cm" svg:y="5.445cm">
          <text:p text:style-name="P3"><text:span text:style-name="T2">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6.08cm" svg:x2="7.35cm" svg:y2="6.715cm" draw:start-shape="id3" draw:start-glue-point="2" draw:end-shape="id4" draw:end-glue-point="0" svg:d="m7350 6080v635">
          <text:p/>
        </draw:connector>
        <draw:connector draw:style-name="gr3" draw:text-style-name="P3" draw:layer="layout" svg:x1="7.35cm" svg:y1="7.35cm" svg:x2="7.35cm" svg:y2="8.285cm" draw:start-shape="id4" draw:start-glue-point="2" draw:end-shape="id5" draw:end-glue-point="0" svg:d="m7350 7350v935">
          <text:p/>
        </draw:connector>
        <draw:custom-shape draw:style-name="gr5" draw:text-style-name="P2" draw:id="id6" draw:layer="layout" svg:width="5.08cm" svg:height="0.635cm" svg:x="4.81cm" svg:y="1.63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7" draw:layer="layout" svg:width="5.08cm" svg:height="0.635cm" svg:x="4.81cm" svg:y="9.45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9.89cm" svg:y1="1.952cm" svg:x2="9.89cm" svg:y2="3.022cm" draw:start-shape="id6" draw:end-shape="id1" draw:end-glue-point="1" svg:d="m9890 1952h501v1070h-501">
          <text:p/>
        </draw:connector>
        <draw:connector draw:style-name="gr3" draw:text-style-name="P3" draw:layer="layout" svg:x1="9.89cm" svg:y1="4.092cm" svg:x2="9.89cm" svg:y2="5.762cm" draw:start-shape="id2" draw:start-glue-point="1" draw:end-shape="id3" svg:d="m9890 4092h501v1670h-501">
          <text:p/>
        </draw:connector>
        <draw:connector draw:style-name="gr3" draw:text-style-name="P3" draw:layer="layout" svg:x1="9.89cm" svg:y1="8.602cm" svg:x2="9.89cm" svg:y2="9.772cm" draw:start-shape="id5" draw:start-glue-point="1" draw:end-shape="id7" svg:d="m9890 8602h501v1170h-501">
          <text:p/>
        </draw:connector>
        <draw:frame draw:style-name="gr6" draw:text-style-name="P4" draw:layer="layout" svg:width="3.398cm" svg:height="0.662cm" svg:x="10.995cm" svg:y="1.564cm">
          <draw:text-box>
            <text:p><text:span text:style-name="T3">Fichiers de règles</text:span></text:p>
          </draw:text-box>
        </draw:frame>
        <draw:frame draw:style-name="gr6" draw:text-style-name="P4" draw:layer="layout" svg:width="3.398cm" svg:height="0.662cm" svg:x="10.907cm" svg:y="9.528cm">
          <draw:text-box>
            <text:p><text:span text:style-name="T3">Fichiers de règles</text:span></text:p>
          </draw:text-box>
        </draw:frame>
        <draw:frame draw:style-name="gr7" draw:text-style-name="P4" draw:layer="layout" svg:width="6.645cm" svg:height="0.662cm" svg:x="10.995cm" svg:y="2.605cm">
          <draw:text-box>
            <text:p><text:span text:style-name="T3">Parser.java, IptablesListParser.g.t, ...</text:span></text:p>
          </draw:text-box>
        </draw:frame>
        <draw:frame draw:style-name="gr6" draw:text-style-name="P4" draw:layer="layout" svg:width="6.873cm" svg:height="0.662cm" svg:x="10.96cm" svg:y="3.775cm">
          <draw:text-box>
            <text:p><text:span text:style-name="T3">Wrapper.java, IptablesListWrapper.t, ...</text:span></text:p>
          </draw:text-box>
        </draw:frame>
        <draw:frame draw:style-name="gr6" draw:text-style-name="P4" draw:layer="layout" svg:width="2.741cm" svg:height="0.662cm" svg:x="10.96cm" svg:y="5.445cm">
          <draw:text-box>
            <text:p><text:span text:style-name="T3">Analyser.gom</text:span></text:p>
          </draw:text-box>
        </draw:frame>
        <draw:frame draw:style-name="gr6" draw:text-style-name="P4" draw:layer="layout" svg:width="2.136cm" svg:height="0.662cm" svg:x="10.969cm" svg:y="6.67cm">
          <draw:text-box>
            <text:p><text:span text:style-name="T3">Analyser.t</text:span></text:p>
          </draw:text-box>
        </draw:frame>
        <draw:frame draw:style-name="gr6" draw:text-style-name="P4" draw:layer="layout" svg:width="6.289cm" svg:height="0.662cm" svg:x="10.96cm" svg:y="8.172cm">
          <draw:text-box>
            <text:p><text:span text:style-name="T3">Printer.java, PacketFilterPrinter.t, ...</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Bitstream Vera Sans'" style:font-family-generic-asian="system" style:font-pitch-asian="variable" style:font-size-asian="24pt" style:language-asian="ja" style:country-asian="JP"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1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2/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13/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14/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

<file path=Object 15/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16/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18/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19/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2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1/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22/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4/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

<file path=Object 5/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6/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7/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8/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9/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